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paragraph-properties fo:margin-top="0in" fo:margin-bottom="0in" loext:contextual-spacing="false"/>
    </style:style>
    <style:style style:name="P18" style:family="paragraph" style:parent-style-name="Text_20_body" style:list-style-name="L1">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5">
      <style:paragraph-properties fo:margin-top="0in" fo:margin-bottom="0in" loext:contextual-spacing="false"/>
    </style:style>
    <style:style style:name="P21" style:family="paragraph" style:parent-style-name="Text_20_body" style:list-style-name="L7">
      <style:paragraph-properties fo:margin-top="0in" fo:margin-bottom="0in" loext:contextual-spacing="false"/>
    </style:style>
    <style:style style:name="P22" style:family="paragraph" style:parent-style-name="Text_20_body" style:list-style-name="L9">
      <style:paragraph-properties fo:margin-top="0in" fo:margin-bottom="0in" loext:contextual-spacing="false"/>
    </style:style>
    <style:style style:name="P23" style:family="paragraph" style:parent-style-name="Text_20_body" style:list-style-name="L10">
      <style:paragraph-properties fo:margin-top="0in" fo:margin-bottom="0in" loext:contextual-spacing="false"/>
    </style:style>
    <style:style style:name="P24" style:family="paragraph" style:parent-style-name="Text_20_body" style:list-style-name="L11">
      <style:paragraph-properties fo:margin-top="0in" fo:margin-bottom="0in" loext:contextual-spacing="false"/>
    </style:style>
    <style:style style:name="P25" style:family="paragraph" style:parent-style-name="Text_20_body" style:list-style-name="L14">
      <style:paragraph-properties fo:margin-top="0in" fo:margin-bottom="0in" loext:contextual-spacing="false"/>
    </style:style>
    <style:style style:name="P26" style:family="paragraph" style:parent-style-name="Text_20_body" style:list-style-name="L15">
      <style:paragraph-properties fo:margin-top="0in" fo:margin-bottom="0in" loext:contextual-spacing="false"/>
    </style:style>
    <style:style style:name="P27"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lertmanager includes a number of global configuration options you can use to customize its behavior. In order to manage an Alertmanager instance, you need to be aware of Alertmanager's configuration file and how to go through the process of managing its configuration. In this lesson, we will discuss the process of making changes to your Alertmanager configuration and demonstrate this process by implementing a simple configuration change.</text:p>
      <text:h text:style-name="Heading_20_3" text:outline-level="3"><text:bookmark text:name="relevant-documentation"/>Relevant Documentation</text:h>
      <text:list xml:id="list2049619494" text:style-name="L16">
        <text:list-item>
          <text:p text:style-name="P16"><text:a xlink:type="simple" xlink:href="https://prometheus.io/docs/alerting/configuration/" text:style-name="Internet_20_link" text:visited-style-name="Visited_20_Internet_20_Link">Alertmanager Configuration</text:a></text:p>
        </text:list-item>
      </text:list>
      <text:h text:style-name="Heading_20_3" text:outline-level="3"><text:bookmark text:name="lesson-reference"/>Lesson Reference</text:h>
      <text:p text:style-name="Text_20_body">Log in to the Prometheus server.</text:p>
      <text:p text:style-name="Text_20_body">Edit the Alertmanager configuration file:</text:p>
      <text:p text:style-name="P27"><text:span text:style-name="Source_20_Text">sudo vi /etc/alertmanager/alertmanager.yml</text:span></text:p>
      <text:p text:style-name="Text_20_body">Set <text:span text:style-name="Source_20_Text">global.resolve_timeout</text:span> to <text:span text:style-name="Source_20_Text">10m</text:span>:</text:p>
      <text:p text:style-name="Preformatted_20_Text"><text:span text:style-name="Source_20_Text">global:</text:span></text:p>
      <text:p text:style-name="Preformatted_20_Text"/>
      <text:p text:style-name="Preformatted_20_Text"><text:span text:style-name="Source_20_Text"><text:s text:c="2"/>...</text:span></text:p>
      <text:p text:style-name="Preformatted_20_Text"/>
      <text:p text:style-name="Preformatted_20_Text"><text:span text:style-name="Source_20_Text"><text:s text:c="2"/>resolve_timeout: 10m</text:span></text:p>
      <text:p text:style-name="Preformatted_20_Text"/>
      <text:p text:style-name="P27"><text:span text:style-name="Source_20_Text">...</text:span></text:p>
      <text:p text:style-name="Text_20_body">Restart Alertmanager to load the new configuration:</text:p>
      <text:p text:style-name="P27"><text:span text:style-name="Source_20_Text">sudo systemctl restart alertmanager</text:span></text:p>
      <text:p text:style-name="Text_20_body"><text:span text:style-name="Strong_20_Emphasis">Note:</text:span> If you wish, you can load the new configuration without restarting Alertmanager:</text:p>
      <text:p text:style-name="P27"><text:span text:style-name="Source_20_Text">sudo killall -HUP alertmanager</text:span></text:p>
      <text:p text:style-name="Text_20_body">Verify your configuration is valid by ensuring Alertmanager is running. Access Alertmanager in your browser at <text:span text:style-name="Source_20_Text">http://&lt;PROMETHEUS_SERVER_PUBLIC_IP&gt;:9093</text:span>.</text:p>
      <text:p text:style-name="Text_20_body">Once you can see Alertmanager in your browser, click <text:span text:style-name="Strong_20_Emphasis">Status</text:span> and look for your new <text:span text:style-name="Source_20_Text">resolve_timeout</text:span> configuration in the <text:span text:style-name="Emphasis">Config</text:span> section.</text:p>
      <text:p text:style-name="P1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7T07:12:07.750796348</meta:creation-date>
    <dc:date>2020-11-18T07:27:13.654803441</dc:date>
    <meta:editing-duration>P1DT15M1S</meta:editing-duration>
    <meta:editing-cycles>14</meta:editing-cycles>
    <meta:generator>LibreOffice/6.0.7.3$Linux_X86_64 LibreOffice_project/00m0$Build-3</meta:generator>
    <meta:document-statistic meta:table-count="0" meta:image-count="0" meta:object-count="0" meta:page-count="1" meta:paragraph-count="18" meta:word-count="163" meta:character-count="1182" meta:non-whitespace-character-count="1034"/>
  </office:meta>
</office:document-meta>
</file>